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333" officeooo:paragraph-rsid="001f4333"/>
    </style:style>
    <style:style style:name="P2" style:family="paragraph" style:parent-style-name="Standard">
      <style:text-properties officeooo:rsid="001f4333" officeooo:paragraph-rsid="002057c3"/>
    </style:style>
    <style:style style:name="P3" style:family="paragraph" style:parent-style-name="Standard">
      <style:text-properties officeooo:rsid="001f4333" officeooo:paragraph-rsid="0021bba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057c3" officeooo:paragraph-rsid="002057c3" style:font-weight-asian="bold" style:font-weight-complex="bold"/>
    </style:style>
    <style:style style:name="T1" style:family="text">
      <style:text-properties officeooo:rsid="002057c3"/>
    </style:style>
    <style:style style:name="T2" style:family="text">
      <style:text-properties officeooo:rsid="0021b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eudocode mencari bilangan terbesar dari 3 bilangan.</text:p>
      <text:p text:style-name="P1"/>
      <text:p text:style-name="P1">Begin;</text:p>
      <text:p text:style-name="P1"/>
      <text:p text:style-name="P2"><text:tab/><text:span text:style-name="T1">a ← Input Nilai Pertama;</text:span></text:p>
      <text:p text:style-name="P2"><text:tab/><text:span text:style-name="T1">b ← Input Nilai Kedua;</text:span></text:p>
      <text:p text:style-name="P2"><text:tab/><text:span text:style-name="T1">c ← Input Nilai Ketiga;</text:span></text:p>
      <text:p text:style-name="P2"/>
      <text:p text:style-name="P2"><text:tab/><text:span text:style-name="T1">if (a &gt; b) {</text:span></text:p>
      <text:p text:style-name="P2"><text:tab/><text:tab/><text:span text:style-name="T1">if (a &gt; c) {</text:span></text:p>
      <text:p text:style-name="P2"><text:tab/><text:tab/><text:tab/><text:span text:style-name="T2">Print a ← <text:s/>Cetak nilai a;</text:span></text:p>
      <text:p text:style-name="P2"><text:tab/><text:tab/><text:span text:style-name="T1">}else {</text:span></text:p>
      <text:p text:style-name="P2"><text:tab/><text:tab/><text:tab/><text:span text:style-name="T2">Print c ← Cetak nilai c;</text:span></text:p>
      <text:p text:style-name="P2"><text:tab/><text:tab/><text:span text:style-name="T1">};</text:span></text:p>
      <text:p text:style-name="P2"><text:tab/><text:span text:style-name="T1">}elseif(b &gt; c){</text:span></text:p>
      <text:p text:style-name="P2"><text:tab/><text:tab/><text:span text:style-name="T2">Print b ← Cetak nilai b;</text:span><text:tab/></text:p>
      <text:p text:style-name="P3"><text:tab/><text:span text:style-name="T1">}else{</text:span></text:p>
      <text:p text:style-name="P3"><text:tab/><text:tab/><text:span text:style-name="T2">Print c ← Cetak nilai c;</text:span></text:p>
      <text:p text:style-name="P3"><text:span text:style-name="T1"><text:tab/>};</text:span></text:p>
      <text:p text:style-name="P1">Stop;</text:p>
      <text:p text:style-name="P1"/>
      <text:p text:style-name="P1"/>
      <text:p text:style-name="P1"><text:tab/><text:tab/><text:tab/><text:tab/><text:tab/><text:tab/><text:tab/><text:span text:style-name="T2">Created by Muhammad Kholifah A71016010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06:27:23.606599836</meta:creation-date>
    <dc:date>2016-09-18T07:03:29.848440308</dc:date>
    <meta:editing-duration>PT15M27S</meta:editing-duration>
    <meta:editing-cycles>2</meta:editing-cycles>
    <meta:generator>LibreOffice/5.1.1.2$Linux_x86 LibreOffice_project/10m0$Build-2</meta:generator>
    <meta:document-statistic meta:table-count="0" meta:image-count="0" meta:object-count="0" meta:page-count="1" meta:paragraph-count="18" meta:word-count="71" meta:character-count="356" meta:non-whitespace-character-count="271"/>
  </office:meta>
</office:document-meta>
</file>